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text-underline-style="none" fo:font-weight="normal" style:font-name-asian="Courier" style:font-size-asian="12pt" style:font-weight-asian="normal" style:font-name-complex="Courier" style:font-size-complex="12pt" style:font-weight-complex="normal"/>
    </style:style>
    <style:style style:name="P3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text-underline-style="none" fo:font-weight="normal" officeooo:rsid="00057332" officeooo:paragraph-rsid="00057332" style:font-weight-asian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text-underline-style="none" fo:font-weight="bold" officeooo:rsid="00057332" officeooo:paragraph-rsid="00057332" style:font-weight-asian="bold" style:font-weight-complex="bold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3" style:family="text">
      <style:text-properties fo:color="#000000" loext:opacity="100%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p text:style-name="P6"><text:span text:style-name="T1">This is ibtisam.</text:span></text:p>
      <text:p text:style-name="P5"><text:span text:style-name="T1"/></text:p>
      <text:p text:style-name="P4"><text:span text:style-name="T1">ibtisam@mint-dell:~$ docker run -it --name con1 busybox (/bin/sh optional), just print messages; echo ; use alpine for softwares.</text:span></text:p>
      <text:p text:style-name="P2">/ # uname -a</text:p>
      <text:p text:style-name="P2">Linux b4dd6aca6a27 6.6.32-linuxkit #1 SMP PREEMPT_DYNAMIC Thu Jun 13 14:14:43 UTC 2024 x86_64 GNU/Linux</text:p>
      <text:p text:style-name="P2">/ # cat /etc/os-release</text:p>
      <text:p text:style-name="P2">cat: can't open '/etc/os-release': No such file or directory</text:p>
      <text:p text:style-name="P2">/ # neofetch</text:p>
      <text:p text:style-name="P2">sh: neofetch: not found</text:p>
      <text:p text:style-name="P4"><text:span text:style-name="T1"/></text:p>
      <text:p text:style-name="P4"><text:span text:style-name="T1"/></text:p>
      <text:p text:style-name="P2">ibtisam@mint-dell:~$ docker run -it --name con2 alpine<text:tab/>here /bin/sh isn" <text:s text:c="2"/>22 seconds ago <text:s text:c="6"/>Exited (0) 19 seconds ago <text:s text:c="16"/>keen_napier</text:p>
      <text:p text:style-name="P2">1e10bb92c50e <text:s text:c="2"/>alpine <text:s text:c="3"/>"/bin/sh" <text:s text:c="15"/>About a minute ago <text:s text:c="2"/>Exited (0) About a minute ago <text:s text:c="12"/>amazing_gagarin</text:p>
      <text:p text:style-name="P2">ec9cf44637a8 <text:s text:c="2"/>alpine <text:s text:c="3"/>"ls" <text:s text:c="20"/>3 minutes ago <text:s text:c="7"/>Exited (0) 3 minutes ago <text:s text:c="17"/>hardcore_kowalevski</text:p>
      <text:p text:style-name="P2">ibtisam@mint-dell:~$ docker run alpine uname -a</text:p>
      <text:p text:style-name="P2">Linux 818e2ae5f2bf 6.6.32-linuxkit #1 SMP PREEMPT_DYNAMIC Thu Jun 13 14:14:43 UTC 2024 x86_64 Linux</text:p>
      <text:p text:style-name="P2">ibtisam@mint-dell:~$ docker ps -a</text:p>
      <text:p text:style-name="P2">CONTAINER ID <text:s text:c="2"/>IMAGE <text:s text:c="4"/>COMMAND <text:s text:c="17"/>CREATED <text:s text:c="9"/>STATUS <text:s text:c="21"/>PORTS <text:s text:c="4"/>NAMES</text:p>
      <text:p text:style-name="P2">818e2ae5f2bf <text:s text:c="2"/>alpine <text:s text:c="3"/>"uname -a" <text:s text:c="14"/>14 seconds ago <text:s text:c="2"/>Exited (0) 10 seconds ago <text:s text:c="12"/>thirsty_lamarr</text:p>
      <text:p text:style-name="P2">d7825dfab906 <text:s text:c="2"/>alpine <text:s text:c="3"/>"echo Linux mint-del" <text:s text:c="2"/>3 minutes ago <text:s text:c="7"/>Exited (0) 3 minutes ago <text:s text:c="17"/>keen_napier</text:p>
      <text:p text:style-name="P2">1e10bb92c50e <text:s text:c="2"/>alpine <text:s text:c="3"/>"/bin/sh" <text:s text:c="15"/>4 minutes ago <text:s text:c="7"/>Exited (0) 4 minutes ago <text:s text:c="17"/>amazing_gagarin</text:p>
      <text:p text:style-name="P2">ec9cf44637a8 <text:s text:c="2"/>alpine <text:s text:c="3"/>"ls" <text:s text:c="20"/>7 minutes ago <text:s text:c="7"/>Exited (0) 7 minutes ago <text:s text:c="17"/>hardcore_kowalevski</text:p>
      <text:p text:style-name="P2">ibtisam@mint-dell:~$ </text:p>
      <text:p text:style-name="P4"><text:span text:style-name="T1"/></text:p>
      <text:p text:style-name="P4"><text:span text:style-name="T1"/></text:p>
      <text:p text:style-name="P4"><text:span text:style-name="T1"/></text:p>
      <text:p text:style-name="P2"># docker start vs docker start --attach</text:p>
      <text:p text:style-name="P4"><text:span text:style-name="T1"/></text:p>
      <text:p text:style-name="P2">ibtisam@mint-dell:~$ docker run --name hello hello-world</text:p>
      <text:p text:style-name="P4"><text:span text:style-name="T1"/></text:p>
      <text:p text:style-name="P2">Hello from Docker!</text:p>
      <text:p text:style-name="P4"><text:span text:style-name="T1"/></text:p>
      <text:p text:style-name="P2"><text:soft-page-break/>To try something more ambitious, you can run an Ubuntu container with:</text:p>
      <text:p text:style-name="P2">$ docker run -it ubuntu bash</text:p>
      <text:p text:style-name="P4"><text:span text:style-name="T1"/></text:p>
      <text:p text:style-name="P2">ibtisam@mint-dell:~$ docker attach hello</text:p>
      <text:p text:style-name="P2">You cannot attach to a stopped container, start it first</text:p>
      <text:p text:style-name="P2">ibtisam@mint-dell:~$ docker start hello<text:tab/><text:tab/><text:tab/><text:tab/><text:tab/>only starts the container</text:p>
      <text:p text:style-name="P2">hello</text:p>
      <text:p text:style-name="P2">ibtisam@mint-dell:~$ docker start --attach hello<text:tab/><text:tab/><text:tab/>not only starts the container, but also prints the message</text:p>
      <text:p text:style-name="P4"><text:span text:style-name="T1"/></text:p>
      <text:p text:style-name="P2">Hello from Docker!</text:p>
      <text:p text:style-name="P4"><text:span text:style-name="T1"/></text:p>
      <text:p text:style-name="P2">To try something more ambitious, you can run an Ubuntu container with:</text:p>
      <text:p text:style-name="P2">$ docker run -it ubuntu bash</text:p>
      <text:p text:style-name="P4"><text:span text:style-name="T1"/></text:p>
      <text:p text:style-name="P2">ibtisam@mint-dell:~$ </text:p>
      <text:p text:style-name="P4"><text:span text:style-name="T1"/></text:p>
      <text:p text:style-name="P2"># bash vs sh vs /bin/bash vs /bin/sh</text:p>
      <text:p text:style-name="P4"><text:span text:style-name="T1"/></text:p>
      <text:p text:style-name="P2">ibtisam@mint-dell:~$ docker run -it ubuntu bash</text:p>
      <text:p text:style-name="P2">root@af97289d2e3d:/# ls</text:p>
      <text:p text:style-name="P2">bin <text:s/>boot <text:s/>dev <text:s/>etc <text:s/>home <text:s/>lib <text:s/>lib64 <text:s/>media <text:s/>mnt <text:s/>opt <text:s/>proc <text:s/>root <text:s/>run <text:s/>sbin <text:s/>srv <text:s/>sys <text:s/>tmp <text:s/>usr <text:s/>var</text:p>
      <text:p text:style-name="P2">root@af97289d2e3d:/# exit</text:p>
      <text:p text:style-name="P2">exit</text:p>
      <text:p text:style-name="P2">ibtisam@mint-dell:~$ docker run -it ubuntu sh</text:p>
      <text:p text:style-name="P2"># ls</text:p>
      <text:p text:style-name="P2">bin <text:s/>boot <text:s/>dev<text:tab/>etc <text:s/>home <text:s/>lib<text:tab/>lib64 <text:s/>media <text:s/>mnt <text:s/>opt<text:tab/>proc <text:s/>root <text:s/>run <text:s/>sbin <text:s/>srv <text:s/>sys <text:s/>tmp <text:s/>usr <text:s/>var</text:p>
      <text:p text:style-name="P2"># exit</text:p>
      <text:p text:style-name="P2">ibtisam@mint-dell:~$ docker run -it ubuntu /bin/bash</text:p>
      <text:p text:style-name="P2">root@48a3b483e539:/# whoami</text:p>
      <text:p text:style-name="P2">root</text:p>
      <text:p text:style-name="P2">root@48a3b483e539:/# exit</text:p>
      <text:p text:style-name="P2">exit</text:p>
      <text:p text:style-name="P4"><text:span text:style-name="T1"/></text:p>
      <text:p text:style-name="P2">ibtisam@mint-dell:~$ docker run -it ubuntu /bin/sh</text:p>
      <text:p text:style-name="P2"># whoami</text:p>
      <text:p text:style-name="P2">root</text:p>
      <text:p text:style-name="P2"># exit</text:p>
      <text:p text:style-name="P2">ibtisam@mint-dell:~$</text:p>
      <text:p text:style-name="P4"><text:span text:style-name="T1"/></text:p>
      <text:p text:style-name="P2"><text:soft-page-break/># ubuntu image based container</text:p>
      <text:p text:style-name="P4"><text:span text:style-name="T1"/></text:p>
      <text:p text:style-name="P2">The issue is that your container abc keeps exiting immediately after starting. This happens because the container's default command (/bin/bash) is completing and exiting, leaving the container in a stopped state.</text:p>
      <text:p text:style-name="P4"><text:span text:style-name="T1"/></text:p>
      <text:p text:style-name="P2">Run a new Ubuntu container with interactive and terminal flags:</text:p>
      <text:p text:style-name="P4"><text:span text:style-name="T1"/></text:p>
      <text:p text:style-name="P2">docker run -it --name abc ubuntu /bin/bash</text:p>
      <text:p text:style-name="P4"><text:span text:style-name="T1"/></text:p>
      <text:p text:style-name="P2">This will start the container, and you'll be inside an interactive Bash shell.</text:p>
      <text:p text:style-name="P4"><text:span text:style-name="T1"/></text:p>
      <text:p text:style-name="P2">ibtisam@mint-dell:~$ docker run -d -it --name abc ubuntu bash</text:p>
      <text:p text:style-name="P2">167b14d4409b73a6b85b0f92316cf1a96289e7c96ba90987a7978843b783e03c</text:p>
      <text:p text:style-name="P2">ibtisam@mint-dell:~$ docker start --attach abc</text:p>
      <text:p text:style-name="P2">^Ccontext canceled</text:p>
      <text:p text:style-name="P2">ibtisam@mint-dell:~$ docker start abc</text:p>
      <text:p text:style-name="P2">abc</text:p>
      <text:p text:style-name="P2">ibtisam@mint-dell:~$ docker exec -it abc /bin/bash</text:p>
      <text:p text:style-name="P2">root@167b14d4409b:/# exit</text:p>
      <text:p text:style-name="P2">exit</text:p>
      <text:p text:style-name="P2">ibtisam@mint-dell:~$ </text:p>
      <text:p text:style-name="P4"><text:span text:style-name="T1"/></text:p>
      <text:p text:style-name="P2"># docker status</text:p>
      <text:p text:style-name="P4"><text:span text:style-name="T1"/></text:p>
      <text:p text:style-name="P2">ibtisam@mint-dell:~$ systemctl status docker</text:p>
      <text:p text:style-name="P2">docker.socket</text:p>
      <text:p text:style-name="P4"><text:span text:style-name="T1"/></text:p>
      <text:p text:style-name="P2">ibtisam@mint-dell:~$ ls /var/run/docker.sock</text:p>
      <text:p text:style-name="P2">/var/run/docker.sock</text:p>
      <text:p text:style-name="P4"><text:span text:style-name="T1"/></text:p>
      <text:p text:style-name="P2">ibtisam@mint-dell:~$ systemctl status docker.socket</text:p>
      <text:p text:style-name="P2">docker.service</text:p>
      <text:p text:style-name="P4"><text:span text:style-name="T1"/></text:p>
      <text:p text:style-name="P2">ibtisam@mint-dell:~$ systemctl status docker</text:p>
      <text:p text:style-name="P2">docker.socket</text:p>
      <text:p text:style-name="P2"><text:s text:c="6"/></text:p>
      <text:p text:style-name="P2"># port mapping</text:p>
      <text:p text:style-name="P4"><text:span text:style-name="T1"/></text:p>
      <text:p text:style-name="P2">ibtisam@mint-dell:~$ docker run -d -it --name abc -p 8080:80 nginx</text:p>
      <text:p text:style-name="P2">d0984c3a7b1947a2bfa49a30766b62e623a69da1cabfc99d93c3bddb784348c3</text:p>
      <text:p text:style-name="P2">ibtisam@mint-dell:~$ curl http://localhost:8080</text:p>
      <text:p text:style-name="P2"><text:soft-page-break/>&lt;!DOCTYPE html&gt;</text:p>
      <text:p text:style-name="P2">&lt;html&gt;</text:p>
      <text:p text:style-name="P2">&lt;head&gt;</text:p>
      <text:p text:style-name="P2">&lt;title&gt;Welcome to nginx!&lt;/title&gt;</text:p>
      <text:p text:style-name="P2">&lt;/body&gt;</text:p>
      <text:p text:style-name="P2">&lt;/html&gt;</text:p>
      <text:p text:style-name="P2"><text:s text:c="25"/></text:p>
      <text:p text:style-name="P2">ibtisam@mint-dell:~$ netstat -tulpn | grep 8080</text:p>
      <text:p text:style-name="P2">tcp6 <text:s text:c="6"/>0 <text:s text:c="5"/>0 :::8080 <text:s text:c="16"/>:::* <text:s text:c="19"/>LISTEN <text:s text:c="5"/>- <text:s text:c="18"/></text:p>
      <text:p text:style-name="P2">ibtisam@mint-dell:~$ </text:p>
      <text:p text:style-name="P4"><text:span text:style-name="T1"/></text:p>
      <text:p text:style-name="P2">#lec-10</text:p>
      <text:p text:style-name="P4"><text:span text:style-name="T1"/></text:p>
      <text:p text:style-name="P2">ibtisam@mint-dell:~/dockr/lec-10$ ls -a</text:p>
      <text:p text:style-name="P2">. <text:s/>.. <text:s/>Dockerfile <text:s/>.dockerignore <text:s/>package.json <text:s/>src</text:p>
      <text:p text:style-name="P4"><text:span text:style-name="T1"/></text:p>
      <text:p text:style-name="P2">ibtisam@mint-dell:~/dockr/lec-10$ cat Dockerfile </text:p>
      <text:p text:style-name="P2">FROM node:alpine</text:p>
      <text:p text:style-name="P2">ARG PORT=8000</text:p>
      <text:p text:style-name="P2">ENV PORT=$PORT</text:p>
      <text:p text:style-name="P2">WORKDIR /app</text:p>
      <text:p text:style-name="P2">COPY . .</text:p>
      <text:p text:style-name="P2">EXPOSE $PORT</text:p>
      <text:p text:style-name="P2">RUN npm install</text:p>
      <text:p text:style-name="P2">CMD npm start</text:p>
      <text:p text:style-name="P4"><text:span text:style-name="T1"/></text:p>
      <text:p text:style-name="P2">ibtisam@mint-dell:~/dockr/lec-10$ docker build -t node-img .</text:p>
      <text:p text:style-name="P2">View build details: docker-desktop://dashboard/build/desktop-linux/desktop-linux/x9lsp89ffkf0tvi0ub58o113g</text:p>
      <text:p text:style-name="P4"><text:span text:style-name="T1"/></text:p>
      <text:p text:style-name="P4"><text:span text:style-name="T1"/></text:p>
      <text:p text:style-name="P2">ibtisam@mint-dell:~/dockr/lec-10$ docker run -d -it --name node1 -p 4040:8000 node-img</text:p>
      <text:p text:style-name="P2">28b99a95345eb5b558b97fc32fc62d85568ffa22be6c466e6c81d7b738ea21aa</text:p>
      <text:p text:style-name="P2">ibtisam@mint-dell:~/dockr/lec-10$ curl http://localhost:4040</text:p>
      <text:p text:style-name="P2">Hello ibtisam, my sweetheartibtisam@mint-dell:~/dockr/lec-10$ </text:p>
      <text:p text:style-name="P2">ibtisam@mint-dell:~/dockr/lec-10$ docker logs node1</text:p>
      <text:p text:style-name="P4"><text:span text:style-name="T1"/></text:p>
      <text:p text:style-name="P2">&gt; Ibtisam my sweetheart@1.0.0 start</text:p>
      <text:p text:style-name="P2">&gt; nodemon src/index.js</text:p>
      <text:p text:style-name="P4"><text:span text:style-name="T1"/></text:p>
      <text:p text:style-name="P2">[nodemon] 2.0.22</text:p>
      <text:p text:style-name="P2">[nodemon] to restart at any time, enter `rs`</text:p>
      <text:p text:style-name="P2">[nodemon] watching path(s): *.*</text:p>
      <text:p text:style-name="P2"><text:soft-page-break/>[nodemon] watching extensions: js,mjs,json</text:p>
      <text:p text:style-name="P2">[nodemon] starting `node src/index.js`</text:p>
      <text:p text:style-name="P2">Example app listening at http://localhost:8000</text:p>
      <text:p text:style-name="P2">ibtisam@mint-dell:~/dockr/lec-10$ docker exec -it node1 /bin/sh</text:p>
      <text:p text:style-name="P2">/app # ls</text:p>
      <text:p text:style-name="P2">node_modules <text:s text:c="6"/>package-lock.json <text:s/>package.json <text:s text:c="6"/>src</text:p>
      <text:p text:style-name="P2">/app # npm -v</text:p>
      <text:p text:style-name="P2">10.8.3</text:p>
      <text:p text:style-name="P2">/app # node -v</text:p>
      <text:p text:style-name="P2">v22.9.0</text:p>
      <text:p text:style-name="P2">/app # exit</text:p>
      <text:p text:style-name="P4"><text:span text:style-name="T1"/></text:p>
      <text:p text:style-name="P2">ibtisam@mint-dell:~/dockr/lec-10$ docker run -d -it --name node2 -p 4050:8080 -e PORT=8080 node-img</text:p>
      <text:p text:style-name="P2">2b3190fc015b0e0246f9b1e345e128ef2c83629664cc8fa8cd84ec89e94416fd</text:p>
      <text:p text:style-name="P2">ibtisam@mint-dell:~/dockr/lec-10$ curl http://localhost:4050</text:p>
      <text:p text:style-name="P2">Hello ibtisam, my sweetheartibtisam@mint-dell:~/dockr/lec-10$ </text:p>
      <text:p text:style-name="P2">ibtisam@mint-dell:~/dockr/lec-10$ docker inspect node2</text:p>
      <text:p text:style-name="P4"><text:span text:style-name="T1"/></text:p>
      <text:p text:style-name="P2">ibtisam@mint-dell:~/dockr/lec-10$ docker ps</text:p>
      <text:p text:style-name="P2">CONTAINER ID <text:s text:c="2"/>IMAGE <text:s text:c="5"/>COMMAND <text:s text:c="17"/>CREATED <text:s text:c="9"/>STATUS <text:s text:c="9"/>PORTS <text:s text:c="29"/>NAMES</text:p>
      <text:p text:style-name="P2">2b3190fc015b <text:s text:c="2"/>node-img <text:s text:c="2"/>"docker-entrypoint.s" <text:s text:c="2"/>54 minutes ago <text:s text:c="2"/>Up 54 minutes <text:s text:c="2"/>0.0.0.0:4040-&gt;8000/tcp <text:s text:c="12"/>node1</text:p>
      <text:p text:style-name="P4"><text:span text:style-name="T1"/></text:p>
      <text:p text:style-name="P4"><text:span text:style-name="T1"/></text:p>
      <text:p text:style-name="P4"><text:span text:style-name="T1"/></text:p>
      <text:p text:style-name="P2">#lec-12 q2</text:p>
      <text:p text:style-name="P4"><text:span text:style-name="T1"/></text:p>
      <text:p text:style-name="P2">ibtisam@mint-dell:~/dockr/lec-12/q2$ ls</text:p>
      <text:p text:style-name="P2">Dockerimage <text:s/>package.json <text:s/>server.js</text:p>
      <text:p text:style-name="P2">ibtisam@mint-dell:~/dockr/lec-12/q2$ docker build -t server.js .</text:p>
      <text:p text:style-name="P2">[+] Building 0.9s (1/1) FINISHED <text:s text:c="115"/>ERROR: failed to solve: failed to read dockerfile: open Dockerfile: no such file or directory</text:p>
      <text:p text:style-name="P4"><text:span text:style-name="T1"/></text:p>
      <text:p text:style-name="P2">View build details: docker-desktop://dashboard/build/desktop-linux/desktop-linux/7y8plogepyj7c0gy2rcwxegt3</text:p>
      <text:p text:style-name="P2">ibtisam@mint-dell:~/dockr/lec-12/q2$ ls</text:p>
      <text:p text:style-name="P2">Dockerimage <text:s/>package.json <text:s/>server.js</text:p>
      <text:p text:style-name="P2">ibtisam@mint-dell:~/dockr/lec-12/q2$ cat Dockerimage </text:p>
      <text:p text:style-name="P2">FROM node:alpine</text:p>
      <text:p text:style-name="P2">WORKDIR /usr/src/app</text:p>
      <text:p text:style-name="P2">COPY . .</text:p>
      <text:p text:style-name="P2">RUN npm install</text:p>
      <text:p text:style-name="P2"><text:soft-page-break/>EXPOSE 8080</text:p>
      <text:p text:style-name="P2">CMD [ "node", "server.js" ]ibtisam@mint-dell:~/dockr/lec-12/q2$ </text:p>
      <text:p text:style-name="P2">ibtisam@mint-dell:~/dockr/lec-12/q2$ docker build -t server.js .</text:p>
      <text:p text:style-name="P2">[+] Building 31.3s (10/10) FINISHED <text:s text:c="112"/></text:p>
      <text:p text:style-name="P2">ibtisam@mint-dell:~/dockr/lec-12/q2$ ls -a</text:p>
      <text:p text:style-name="P2">. <text:s/>.. <text:s/>Dockerfile <text:s/>.dockerignore <text:s/>package.json <text:s/>server.js</text:p>
      <text:p text:style-name="P2">ibtisam@mint-dell:~/dockr/lec-12/q2$ docker run -it -d --name server1 -p 7070:8080 server.js</text:p>
      <text:p text:style-name="P2">43272288eabfdf101ca3ca2044722d08787db84ab0c0342cc9450dee765c62ae</text:p>
      <text:p text:style-name="P2">ibtisam@mint-dell:~/dockr/lec-12/q2$ curl http://localhost:7070</text:p>
      <text:p text:style-name="P2">Hello sweetheart, my ibtisamibtisam@mint-dell:~/dockr/lec-12/q2$ docker logs server1</text:p>
      <text:p text:style-name="P2">Running on http://0.0.0.0:8080</text:p>
      <text:p text:style-name="P2">ibtisam@mint-dell:~/dockr/lec-12/q2$ docker exec -it server1 /bin/sh</text:p>
      <text:p text:style-name="P2">/usr/src/app # ls</text:p>
      <text:p text:style-name="P2">node_modules <text:s text:c="6"/>package-lock.json <text:s/>package.json <text:s text:c="6"/>server.js</text:p>
      <text:p text:style-name="P2">/usr/src/app # </text:p>
      <text:p text:style-name="P4"><text:span text:style-name="T1"/></text:p>
      <text:p text:style-name="P2">#lec-12 q3</text:p>
      <text:p text:style-name="P4"><text:span text:style-name="T1"/></text:p>
      <text:p text:style-name="P2">ibtisam@mint-dell:~/dockr/lec-12/q2$ docker run --rm --name nginx -d -p 8000:127.0.0.1:8081/tcp nginx</text:p>
      <text:p text:style-name="P2">docker: invalid IP address: 8000.</text:p>
      <text:p text:style-name="P2">See 'docker run --help'.</text:p>
      <text:p text:style-name="P2">ibtisam@mint-dell:~/dockr/lec-12/q2$ docker run --rm --name nginx -d -p 127.0.0.1:80:8081/tcp nginx</text:p>
      <text:p text:style-name="P2">54cabfb49d378f8da6750d124cc300a829ddac8ce3e70b6288eaa79dddb52fb4</text:p>
      <text:p text:style-name="P2">ibtisam@mint-dell:~/dockr/lec-12/q2$ curl http://localhost:80</text:p>
      <text:p text:style-name="P2">curl: (52) Empty reply from server</text:p>
      <text:p text:style-name="P2">ibtisam@mint-dell:~/dockr/lec-12/q2$ docker port nginx</text:p>
      <text:p text:style-name="P2">8081/tcp -&gt; 127.0.0.1:80</text:p>
      <text:p text:style-name="P2">ibtisam@mint-dell:~/dockr/lec-12/q2$ </text:p>
      <text:p text:style-name="P4"><text:span text:style-name="T1"/></text:p>
      <text:p text:style-name="P2"># Docker volume path in base machine (docker area)</text:p>
      <text:p text:style-name="P4"><text:span text:style-name="T1"/></text:p>
      <text:p text:style-name="P2">ibtisam@mint-dell:~/dockr/lec-12/q2$ sudo ls /var/lib/docker/image/overlay2/imagedb/metadata/sha256</text:p>
      <text:p text:style-name="P2">ibtisam@mint-dell:~/dockr/lec-12/q2$ sudo ls /var/lib/docker/image/overlay2/imagedb/content/sha256</text:p>
      <text:p text:style-name="P2">129dd9f673673e9e8507ac837dcd9eaa3906469c10ef4aa63d0cac1f1dfa6b3a <text:s/>49643eaa8fffd3f2efbe16c22eba6662b5df4ad55a5cf35ea079d4429673c760</text:p>
      <text:p text:style-name="P2">ibtisam@mint-dell:~/dockr/lec-12/q2$ docker images --no-trunc</text:p>
      <text:p text:style-name="P2">REPOSITORY <text:s text:c="22"/>TAG <text:s text:c="17"/>IMAGE ID <text:s text:c="65"/><text:soft-page-break/>CREATED <text:s text:c="8"/>SIZE</text:p>
      <text:p text:style-name="P2">server.js <text:s text:c="23"/>latest <text:s text:c="14"/>sha256:b3f0f31c7439ab12e9e31fb20a075e3020031a61ab332c3860093aeec52cacd7 <text:s text:c="2"/>3 hours ago <text:s text:c="4"/>160MB</text:p>
      <text:p text:style-name="P2">node-img <text:s text:c="24"/>latest <text:s text:c="14"/>sha256:ab84540a839a7764759bd0a9d611cda579c0fae4ce9616a650da35b36f79cd7d <text:s text:c="2"/>4 hours ago <text:s text:c="4"/>164MB</text:p>
      <text:p text:style-name="P2">node-img3 <text:s text:c="23"/>latest <text:s text:c="14"/>sha256:78b785962605fe5e87f4e6515af0d61d7b0cb5ea12fb60d10d66f396c35765f9 <text:s text:c="2"/>6 hours ago <text:s text:c="4"/>164MB</text:p>
      <text:p text:style-name="P2">bash <text:s text:c="28"/>latest <text:s text:c="14"/>sha256:91698992478c66011fc925293008447d42903e2eada741689c7d96f22a5d2a1b <text:s text:c="2"/>37 hours ago <text:s text:c="3"/>14.4MB</text:p>
      <text:p text:style-name="P2">myubuntu <text:s text:c="24"/>v1 <text:s text:c="18"/>sha256:dcc67a5e34471f90bc9b8fe1fc1bfe7e05d45ac933da122466cd6dd3c9107289 <text:s text:c="2"/>4 days ago <text:s text:c="5"/>993MB</text:p>
      <text:p text:style-name="P2">python <text:s text:c="26"/>latest <text:s text:c="14"/>sha256:ea2ebd905ab246ece277be25520ca0cfe82758b3d2b369e2fd69b374c1d6c7fa <text:s text:c="2"/>2 weeks ago <text:s text:c="4"/>1.01GB</text:p>
      <text:p text:style-name="P2">python <text:s text:c="26"/>alpine <text:s text:c="14"/>sha256:6b6778b6dd42ae9e4d2cda76e59cba004d64808d2fea220c3074e1e4ab467810 <text:s text:c="2"/>2 weeks ago <text:s text:c="4"/>46.8MB</text:p>
      <text:p text:style-name="P2">jenkins/jenkins <text:s text:c="17"/>latest <text:s text:c="14"/>sha256:fd13cb1b731505dd9231d290ab9688bb33961b8f5cb7d9acbb3375c43aa0764c <text:s text:c="2"/>4 weeks ago <text:s text:c="4"/>471MB</text:p>
      <text:p text:style-name="P2">ubuntu/apache2 <text:s text:c="18"/>latest <text:s text:c="14"/>sha256:e74a41ebfecfc482123032675228e5ce5c29590447dd78532351648d766ce32a <text:s text:c="2"/>5 weeks ago <text:s text:c="4"/>191MB</text:p>
      <text:p text:style-name="P2">ubuntu <text:s text:c="26"/>latest <text:s text:c="14"/>sha256:edbfe74c41f8a3501ce542e137cf28ea04dd03e6df8c9d66519b6ad761c2598a <text:s text:c="2"/>7 weeks ago <text:s text:c="4"/>78.1MB</text:p>
      <text:p text:style-name="P2">alpine <text:s text:c="26"/>latest <text:s text:c="14"/>sha256:324bc02ae1231fd9255658c128086395d3fa0aedd5a41ab6b034fd649d1a9260 <text:s text:c="2"/>2 months ago <text:s text:c="3"/>7.8MB</text:p>
      <text:p text:style-name="P2">nginx <text:s text:c="27"/>latest <text:s text:c="14"/>sha256:900dca2a61f5799aabe662339a940cf444dfd39777648ca6a953f82b685997ed <text:s text:c="2"/>3 months ago <text:s text:c="3"/>188MB</text:p>
      <text:p text:style-name="P2">kindest/node <text:s text:c="20"/>&lt;none&gt; <text:s text:c="14"/>sha256:9319cf209ac58c5f091c9cb183fdd8784e753cfb5b1b3cb6692b26abd8d4efac <text:s text:c="2"/>4 months ago <text:s text:c="3"/>974MB</text:p>
      <text:p text:style-name="P2">gcr.io/k8s-minikube/kicbase <text:s text:c="5"/>v0.0.44 <text:s text:c="13"/>sha256:5a6e59a9bdc0d32876fd51e3702c6cb16f38b145ed5528e5f0bfb1de21e70803 <text:s text:c="2"/>4 months ago <text:s text:c="3"/>1.26GB</text:p>
      <text:p text:style-name="P2">kindest/haproxy <text:s text:c="17"/>v20230606-42a2262b <text:s text:c="2"/>sha256:91485233244656d9d093529f97e69c04836ee3b02d3e58f166df9941a1<text:soft-page-break/>22dc16 <text:s text:c="2"/>15 months ago <text:s text:c="2"/>17.6MB</text:p>
      <text:p text:style-name="P2">busybox <text:s text:c="25"/>latest <text:s text:c="14"/>sha256:65ad0d468eb1c558bf7f4e64e790f586e9eda649ee9f130cd0e835b292bbc5ac <text:s text:c="2"/>16 months ago <text:s text:c="2"/>4.26MB</text:p>
      <text:p text:style-name="P2">hello-world <text:s text:c="21"/>latest <text:s text:c="14"/>sha256:d2c94e258dcb3c5ac2798d32e1249e42ef01cba4841c2234249495f87264ac5a <text:s text:c="2"/>17 months ago <text:s text:c="2"/>13.3kB</text:p>
      <text:p text:style-name="P2">blueedge/win11react <text:s text:c="13"/>latest <text:s text:c="14"/>sha256:3962edd901c475987f14cd10e77e79a1d89c5070c4dd05ffa42ceec9e88f6354 <text:s text:c="2"/>2 years ago <text:s text:c="4"/>156MB</text:p>
      <text:p text:style-name="P2">linuxacademycontent/ckad-nginx <text:s text:c="2"/>1.0.0 <text:s text:c="15"/>sha256:4f7ca0526083fcd36ca9070e18daddec077ec420b069c6703a1d628c5475c722 <text:s text:c="2"/>2 years ago <text:s text:c="4"/>133MB</text:p>
      <text:p text:style-name="P2">linuxacademycontent/ckad-nginx <text:s text:c="2"/>green <text:s text:c="15"/>sha256:7d556b71972d9ec5605532b0a49fd6a08b0a517f8ce00272803a3e744e416bd4 <text:s text:c="2"/>2 years ago <text:s text:c="4"/>133MB</text:p>
      <text:p text:style-name="P2">linuxacademycontent/ckad-nginx <text:s text:c="2"/>blue <text:s text:c="16"/>sha256:079aece5e6b201221d614061e234ff302db85c46633c60b54ff6b01288f16254 <text:s text:c="2"/>2 years ago <text:s text:c="4"/>133MB</text:p>
      <text:p text:style-name="P2">kodekloud/webapp-conntest <text:s text:c="7"/>latest <text:s text:c="14"/>sha256:4d20286cbe6802f80d8547f15dcf8b8b7dc78a16de81ad04ecfd410f291ecc65 <text:s text:c="2"/>5 years ago <text:s text:c="4"/>180MB</text:p>
      <text:p text:style-name="P4"><text:span text:style-name="T1"/></text:p>
      <text:p text:style-name="P2">ibtisam@mint-dell:~/dockr/lec-12/q2$ sudo ls /var/lib/docker/image/overlay2/imagedb/content/sha256/129dd9f673673e9e8507ac837dcd9eaa3906469c10ef4aa63d0cac1f1dfa6b3a</text:p>
      <text:p text:style-name="P2">/var/lib/docker/image/overlay2/imagedb/content/sha256/129dd9f673673e9e8507ac837dcd9eaa3906469c10ef4aa63d0cac1f1dfa6b3a</text:p>
      <text:p text:style-name="P2">ibtisam@mint-dell:~/dockr/lec-12/q2$ sudo cat /var/lib/docker/image/overlay2/imagedb/content/sha256/129dd9f673673e9e8507ac837dcd9eaa3906469c10ef4aa63d0cac1f1dfa6b3a</text:p>
      <text:p text:style-name="P4"><text:span text:style-name="T1"/></text:p>
      <text:p text:style-name="P2">root@mint-dell:/var/lib/docker# ls -l</text:p>
      <text:p text:style-name="P2">total 44</text:p>
      <text:p text:style-name="P2">drwx--x--x <text:s/>4 root root 4096 Aug 10 01:24 buildkit</text:p>
      <text:p text:style-name="P2">drwx--x--- <text:s/>2 root root 4096 Aug 10 01:24 containers</text:p>
      <text:p text:style-name="P2">-rw------- <text:s/>1 root root <text:s text:c="2"/>36 Aug 10 01:24 engine-id</text:p>
      <text:p text:style-name="P2">drwx------ <text:s/>3 root root 4096 Aug 10 01:24 image</text:p>
      <text:p text:style-name="P2">drwxr-x--- <text:s/>3 root root 4096 Aug 10 01:24 network</text:p>
      <text:p text:style-name="P2">drwx--x--- 15 root root 4096 Sep 22 22:10 overlay2</text:p>
      <text:p text:style-name="P2">drwx------ <text:s/>4 root root 4096 Aug 10 01:24 plugins</text:p>
      <text:p text:style-name="P2">drwx------ <text:s/>2 root root 4096 Sep 22 22:10 runtimes</text:p>
      <text:p text:style-name="P2">drwx------ <text:s/>2 root root 4096 Aug 10 01:24 swarm</text:p>
      <text:p text:style-name="P2">drwx------ <text:s/>2 root root 4096 Sep 25 15:47 tmp</text:p>
      <text:p text:style-name="P2"><text:soft-page-break/>drwx-----x <text:s/>2 root root 4096 Sep 22 22:10 volumes</text:p>
      <text:p text:style-name="P4"><text:span text:style-name="T1"/></text:p>
      <text:p text:style-name="P2">#Volume</text:p>
      <text:p text:style-name="P4"><text:span text:style-name="T1"/></text:p>
      <text:p text:style-name="P2">ibtisam@mint-dell:~/dockr/lec-14$ docker volume create my-vol</text:p>
      <text:p text:style-name="P2">my-vol</text:p>
      <text:p text:style-name="P2">ibtisam@mint-dell:~/dockr/lec-14$ docker volume ls</text:p>
      <text:p text:style-name="P2">DRIVER <text:s text:c="3"/>VOLUME NAME</text:p>
      <text:p text:style-name="P2">local <text:s text:c="4"/>23ccbf365d5a3b719c19cb9c546a106fc664e3361fd4a2073aa94e739791702d</text:p>
      <text:p text:style-name="P2">local <text:s text:c="4"/>29306faab619f8dd6bf8f5234a6e2db9e4810a064fac4315ad16558abf6d7d21</text:p>
      <text:p text:style-name="P2">local <text:s text:c="4"/>a2a6839241b4b0d4eae76e8dc4d8c9e4cfb3eb3467632340a3c8b93a004c7bc9</text:p>
      <text:p text:style-name="P2">local <text:s text:c="4"/>a53596c4f1273128b0df3f11771075f00e61a2fa55b54030f2b95bffd39fe35f</text:p>
      <text:p text:style-name="P2">local <text:s text:c="4"/>b8c43804f69017544b8e62e3527fad4b6ac4602fa90c0f0a05204851ebe94d9a</text:p>
      <text:p text:style-name="P2">local <text:s text:c="4"/>c10dd2a119f81d12dc0290f36f9c849e15310bd7df35592e3872d21eebffdb71</text:p>
      <text:p text:style-name="P2">local <text:s text:c="4"/>my-vol</text:p>
      <text:p text:style-name="P2">ibtisam@mint-dell:~/dockr/lec-14$ docker inspect my-vol</text:p>
      <text:p text:style-name="P2">[</text:p>
      <text:p text:style-name="P2"><text:s text:c="3"/>{</text:p>
      <text:p text:style-name="P2"><text:s text:c="7"/>"CreatedAt": "2024-09-25T12:59:24Z",</text:p>
      <text:p text:style-name="P2"><text:s text:c="7"/>"Driver": "local",</text:p>
      <text:p text:style-name="P2"><text:s text:c="7"/>"Labels": null,</text:p>
      <text:p text:style-name="P2"><text:s text:c="7"/>"Mountpoint": "/var/lib/docker/volumes/my-vol/_data",</text:p>
      <text:p text:style-name="P2"><text:s text:c="7"/>"Name": "my-vol",</text:p>
      <text:p text:style-name="P2"><text:s text:c="7"/>"Options": null,</text:p>
      <text:p text:style-name="P2"><text:s text:c="7"/>"Scope": "local"</text:p>
      <text:p text:style-name="P2"><text:s text:c="3"/>}</text:p>
      <text:p text:style-name="P2">]</text:p>
      <text:p text:style-name="P2">ibtisam@mint-dell:~/dockr/lec-14$ docker run -it -d --name con1 -v my-vol:/vol-1 alpine</text:p>
      <text:p text:style-name="P2">98f9b2abe1fdcc757e27622384ed9cee62e15fbf92e59e978c9073570215947a</text:p>
      <text:p text:style-name="P2">ibtisam@mint-dell:~/dockr/lec-14$ docker exec -it con1 /bin/sh</text:p>
      <text:p text:style-name="P2">/ # cd vol-1</text:p>
      <text:p text:style-name="P2">/vol-1 # echo "this is from con1, vol-1" &gt; file1</text:p>
      <text:p text:style-name="P2">/vol-1 # exit</text:p>
      <text:p text:style-name="P2">ibtisam@mint-dell:~/dockr/lec-14$ docker inspect my-vol</text:p>
      <text:p text:style-name="P2">"Mounts": [</text:p>
      <text:p text:style-name="P2"><text:s text:c="11"/>{</text:p>
      <text:p text:style-name="P2"><text:s text:c="15"/>"Type": "volume",</text:p>
      <text:p text:style-name="P2"><text:s text:c="15"/>"Name": "my-vol",</text:p>
      <text:p text:style-name="P2"><text:soft-page-break/><text:s text:c="15"/>"Source": "/var/lib/docker/volumes/my-vol/_data",</text:p>
      <text:p text:style-name="P2"><text:s text:c="15"/>"Destination": "/vol-1",</text:p>
      <text:p text:style-name="P2"><text:s text:c="15"/>"Driver": "local",</text:p>
      <text:p text:style-name="P2"><text:s text:c="15"/>"Mode": "z",</text:p>
      <text:p text:style-name="P2"><text:s text:c="15"/>"RW": true,</text:p>
      <text:p text:style-name="P2"><text:s text:c="15"/>"Propagation": ""</text:p>
      <text:p text:style-name="P2"><text:s text:c="11"/>}</text:p>
      <text:p text:style-name="P4"><text:span text:style-name="T1"/></text:p>
      <text:p text:style-name="P2">ibtisam@mint-dell:~/dockr/lec-14$ sudo ls /var/lib/docker/volumes/my-vol/_data</text:p>
      <text:p text:style-name="P2">ls: cannot access '/var/lib/docker/volumes/my-vol/_data': No such file or directory</text:p>
      <text:p text:style-name="P4"><text:span text:style-name="T1"/></text:p>
      <text:p text:style-name="P2">ibtisam@mint-dell:~/dockr/lec-14$ docker run -it -d --name con2 --mount src=my-vol,dst=/vol-2 alpine</text:p>
      <text:p text:style-name="P2">89691dd190b7411c98307675c7d64999b94e3b8ca358a7f9794b1e5eef545720</text:p>
      <text:p text:style-name="P2">ibtisam@mint-dell:~/dockr/lec-14$ docker exec -it con2 /bin/sh</text:p>
      <text:p text:style-name="P2">/ # ls</text:p>
      <text:p text:style-name="P2">bin <text:s text:c="3"/>dev <text:s text:c="3"/>etc <text:s text:c="3"/>home <text:s text:c="2"/>lib <text:s text:c="3"/>media <text:s/>mnt <text:s text:c="3"/>opt <text:s text:c="3"/>proc <text:s text:c="2"/>root <text:s text:c="2"/>run <text:s text:c="3"/>sbin <text:s text:c="2"/>srv <text:s text:c="3"/>sys <text:s text:c="3"/>tmp <text:s text:c="3"/>usr <text:s text:c="3"/>var <text:s text:c="3"/>vol-2</text:p>
      <text:p text:style-name="P2">/ # cd vol-2/</text:p>
      <text:p text:style-name="P2">/vol-2 # echo "this is from vol-2 con2" &gt; file2.txt</text:p>
      <text:p text:style-name="P2">/vol-2 # ls</text:p>
      <text:p text:style-name="P2">file1 <text:s text:c="5"/>file2.txt</text:p>
      <text:p text:style-name="P2">/vol-2 # mv file1 file1.txt</text:p>
      <text:p text:style-name="P2">/vol-2 # ls</text:p>
      <text:p text:style-name="P2">file1.txt <text:s/>file2.txt</text:p>
      <text:p text:style-name="P4"><text:span text:style-name="T1"/></text:p>
      <text:p text:style-name="P2">ibtisam@mint-dell:~/dockr/lec-14$ sudo ls /var/lib/docker/volumes/my-vol</text:p>
      <text:p text:style-name="P2">ls: cannot access '/var/lib/docker/volumes/my-vol': No such file or directory</text:p>
      <text:p text:style-name="P4"><text:span text:style-name="T1"/></text:p>
      <text:p text:style-name="P4"><text:span text:style-name="T1"/></text:p>
      <text:p text:style-name="P2">ibtisam@mint-dell:~/dockr/lec-14$ docker inspect con2</text:p>
      <text:p text:style-name="P2"><text:s text:c="7"/>"Mounts": [</text:p>
      <text:p text:style-name="P2"><text:s text:c="11"/>{</text:p>
      <text:p text:style-name="P2"><text:s text:c="15"/>"Type": "volume",</text:p>
      <text:p text:style-name="P2"><text:s text:c="15"/>"Name": "my-vol",</text:p>
      <text:p text:style-name="P2"><text:s text:c="15"/>"Source": "/var/lib/docker/volumes/my-vol/_data",</text:p>
      <text:p text:style-name="P2"><text:s text:c="15"/>"Destination": "/vol-2",</text:p>
      <text:p text:style-name="P2"><text:s text:c="15"/>"Driver": "local",</text:p>
      <text:p text:style-name="P2"><text:s text:c="15"/>"Mode": "z",</text:p>
      <text:p text:style-name="P2"><text:s text:c="15"/>"RW": true,</text:p>
      <text:p text:style-name="P2"><text:s text:c="15"/>"Propagation": ""</text:p>
      <text:p text:style-name="P2"><text:soft-page-break/><text:s text:c="8"/></text:p>
      <text:p text:style-name="P2">ibtisam@mint-dell:~/dockr/lec-14$ docker run -it --rm --mount source=my-vol,target=/vol alpine /bin/sh</text:p>
      <text:p text:style-name="P2">/ # cd vol/</text:p>
      <text:p text:style-name="P2">/vol # cat file1.txt </text:p>
      <text:p text:style-name="P2">this is from con1, vol-1</text:p>
      <text:p text:style-name="P2">/vol # cat file2.txt </text:p>
      <text:p text:style-name="P2">this is from vol-2 con2</text:p>
      <text:p text:style-name="P2">/vol # </text:p>
      <text:p text:style-name="P4"><text:span text:style-name="T1"/></text:p>
      <text:p text:style-name="P4"><text:span text:style-name="T1"/></text:p>
      <text:p text:style-name="P4"><text:span text:style-name="T1"/></text:p>
      <text:p text:style-name="P2"># docker bind</text:p>
      <text:p text:style-name="P4"><text:span text:style-name="T1"/></text:p>
      <text:p text:style-name="P2">ibtisam@mint-dell:~/dockr$ mkdir bind</text:p>
      <text:p text:style-name="P2">ibtisam@mint-dell:~/dockr$ cd bind</text:p>
      <text:p text:style-name="P2">ibtisam@mint-dell:~/dockr/bind$ pwd</text:p>
      <text:p text:style-name="P2">/home/ibtisam/dockr/bind</text:p>
      <text:p text:style-name="P2">ibtisam@mint-dell:~/dockr/bind$ echo "this is from local host" &gt; localhost.txt </text:p>
      <text:p text:style-name="P2">ibtisam@mint-dell:~/dockr/bind$ cat localhost.txt </text:p>
      <text:p text:style-name="P2">this is from local host</text:p>
      <text:p text:style-name="P2">ibtisam@mint-dell:~/dockr/bind$ </text:p>
      <text:p text:style-name="P4"><text:span text:style-name="T1"/></text:p>
      <text:p text:style-name="P2">ibtisam@mint-dell:~/dockr/lec-14$ docker run -it -d --name bind1 --mount type=bind,src=/home/ibtisam/dockr/bind,dst=/bind1 alpine</text:p>
      <text:p text:style-name="P2">df10edeb6c1c4cc21eac0d257ba1a2b7637f591c33f0d42c2297fd7cf5e2103a</text:p>
      <text:p text:style-name="P2">ibtisam@mint-dell:~/dockr/lec-14$ docker inspect bind1</text:p>
      <text:p text:style-name="P2"><text:s text:c="7"/>"Mounts": [</text:p>
      <text:p text:style-name="P2"><text:s text:c="11"/>{</text:p>
      <text:p text:style-name="P2"><text:s text:c="15"/>"Type": "bind",</text:p>
      <text:p text:style-name="P2"><text:s text:c="15"/>"Source": "/home/ibtisam/dockr/bind",</text:p>
      <text:p text:style-name="P2"><text:s text:c="15"/>"Destination": "/bind1",</text:p>
      <text:p text:style-name="P2"><text:s text:c="5"/></text:p>
      <text:p text:style-name="P2"><text:s text:c="27"/>"IPAddress": "172.17.0.2",</text:p>
      <text:p text:style-name="P2"><text:s/></text:p>
      <text:p text:style-name="P2">ibtisam@mint-dell:~/dockr/lec-14$ docker exec -it bind1 /bin/sh</text:p>
      <text:p text:style-name="P2">/ # ls</text:p>
      <text:p text:style-name="P2">bin <text:s text:c="3"/>bind1 <text:s/>dev <text:s text:c="3"/>etc <text:s text:c="3"/>home <text:s text:c="2"/>lib <text:s text:c="3"/>media <text:s/>mnt <text:s text:c="3"/>opt <text:s text:c="3"/>proc <text:s text:c="2"/>root <text:s text:c="2"/>run <text:s text:c="3"/>sbin <text:s text:c="2"/>srv <text:s text:c="3"/>sys <text:s text:c="3"/>tmp <text:s text:c="3"/>usr <text:s text:c="3"/>var</text:p>
      <text:p text:style-name="P2">/ # cd bind1</text:p>
      <text:p text:style-name="P2">/bind1 # ls</text:p>
      <text:p text:style-name="P2">localhost.txt</text:p>
      <text:p text:style-name="P2">/bind1 # echo "this is from bind1 container" &gt; bind1.txt</text:p>
      <text:p text:style-name="P2">/bind1 # ping 172.17.0.2</text:p>
      <text:p text:style-name="P2"><text:soft-page-break/>PING 172.17.0.2 (172.17.0.2): 56 data bytes</text:p>
      <text:p text:style-name="P2">64 bytes from 172.17.0.2: seq=0 ttl=64 time=0.277 ms</text:p>
      <text:p text:style-name="P2">64 bytes from 172.17.0.2: seq=1 ttl=64 time=0.160 ms</text:p>
      <text:p text:style-name="P2">64 bytes from 172.17.0.2: seq=2 ttl=64 time=0.226 ms</text:p>
      <text:p text:style-name="P2">64 bytes from 172.17.0.2: seq=3 ttl=64 time=0.151 ms</text:p>
      <text:p text:style-name="P2">^C</text:p>
      <text:p text:style-name="P2">--- 172.17.0.2 ping statistics ---</text:p>
      <text:p text:style-name="P2">4 packets transmitted, 4 packets received, 0% packet loss</text:p>
      <text:p text:style-name="P2">round-trip min/avg/max = 0.139/0.176/0.277 ms</text:p>
      <text:p text:style-name="P2">/bind1 # exit</text:p>
      <text:p text:style-name="P4"><text:span text:style-name="T1"/></text:p>
      <text:p text:style-name="P2">ibtisam@mint-dell:~/dockr/lec-14$ ls /home/ibtisam/dockr/bind/</text:p>
      <text:p text:style-name="P2">bind1.txt <text:s/>localhost.txt</text:p>
      <text:p text:style-name="P2">ibtisam@mint-dell:~/dockr/lec-14$ </text:p>
      <text:p text:style-name="P4"><text:span text:style-name="T1"/></text:p>
      <text:p text:style-name="P2">ibtisam@mint-dell:~/dockr/lec-14$ docker run -it -d --name web1 -p 7666:80 -v /home/ibtisam/dockr/healet-html:/usr/share/nginx/html/ nginx</text:p>
      <text:p text:style-name="P2">1e11c74d7321a07788efadc968a817c977c1100d4321b662e94e2982b3b57350</text:p>
      <text:p text:style-name="P2">ibtisam@mint-dell:~/dockr/lec-14$ docker inspect web1</text:p>
      <text:p text:style-name="P2">"Mounts": [</text:p>
      <text:p text:style-name="P2"><text:s text:c="11"/>{</text:p>
      <text:p text:style-name="P2"><text:s text:c="15"/>"Type": "bind",</text:p>
      <text:p text:style-name="P2"><text:s text:c="15"/>"Source": "/host_mnt/home/ibtisam/dockr/healet-html",</text:p>
      <text:p text:style-name="P2"><text:s text:c="15"/>"Destination": "/usr/share/nginx/html",</text:p>
      <text:p text:style-name="P2">ibtisam@mint-dell:~/dockr/lec-10$ pwd</text:p>
      <text:p text:style-name="P2">/home/ibtisam/dockr/lec-10</text:p>
      <text:p text:style-name="P2">ibtisam@mint-dell:~/dockr/lec-10$ docker build -t v-node .</text:p>
      <text:p text:style-name="P4"><text:span text:style-name="T1"/></text:p>
      <text:p text:style-name="P2">ibtisam@mint-dell:~/dockr/lec-10$ docker run -it -d -p 6500:8000 --mount type=bind,src=/home/ibtisam/dockr/lec-10/src,dst=/app/src v-node</text:p>
      <text:p text:style-name="P2">51db5631a19b450d835cf2b4df374c40d457199d84a1b4685a53ce3357ba60ae</text:p>
      <text:p text:style-name="P2">ibtisam@mint-dell:~/dockr/lec-10$ curl http://localhost:6500</text:p>
      <text:p text:style-name="P2">Hello ibtisam, my sweetheartibtisam@mint-dell:~/dockr/lec-10$ </text:p>
      <text:p text:style-name="P2">ibtisam@mint-dell:~/dockr/lec-10$ code .</text:p>
      <text:p text:style-name="P2">ibtisam@mint-dell:~/dockr/lec-10$ curl http://localhost:6500</text:p>
      <text:p text:style-name="P2">Hello ibtisam, my loveibtisam@mint-dell:~/dockr/lec-10$ </text:p>
      <text:p text:style-name="P4"><text:span text:style-name="T1"/></text:p>
      <text:p text:style-name="P4"><text:span text:style-name="T1"/></text:p>
      <text:p text:style-name="P2"># docker multi-stage #lec-16</text:p>
      <text:p text:style-name="P4"><text:span text:style-name="T1"/></text:p>
      <text:p text:style-name="P2">ibtisam@mint-dell:~/dockr/lec-16$ ls -a</text:p>
      <text:p text:style-name="P2">. <text:s/>.. <text:s/>Dockerfile <text:s/>.dockerignore <text:s/>package.json <text:s/>src</text:p>
      <text:p text:style-name="P2"><text:soft-page-break/>ibtisam@mint-dell:~/dockr/lec-16$ code .</text:p>
      <text:p text:style-name="P2">ibtisam@mint-dell:~/dockr/lec-16$ tree</text:p>
      <text:p text:style-name="P2">.</text:p>
      <text:p text:style-name="P2">package.json</text:p>
      <text:p text:style-name="P2">index.js</text:p>
      <text:p text:style-name="P4"><text:span text:style-name="T1"/></text:p>
      <text:p text:style-name="P2">2 directories, 3 files</text:p>
      <text:p text:style-name="P2">ibtisam@mint-dell:~/dockr/lec-16$ cat Dockerfile </text:p>
      <text:p text:style-name="P2">FROM node:alpine as abc</text:p>
      <text:p text:style-name="P2">ARG PORT=8000</text:p>
      <text:p text:style-name="P2">ENV PORT=$PORT</text:p>
      <text:p text:style-name="P2">WORKDIR /app</text:p>
      <text:p text:style-name="P2">COPY . .</text:p>
      <text:p text:style-name="P2">EXPOSE $PORT</text:p>
      <text:p text:style-name="P2">RUN npm install --only=prod</text:p>
      <text:p text:style-name="P2">CMD npm run start:prod</text:p>
      <text:p text:style-name="P4"><text:span text:style-name="T1"/></text:p>
      <text:p text:style-name="P2">FROM abc as xyz</text:p>
      <text:p text:style-name="P2">RUN npm install --only=dev</text:p>
      <text:p text:style-name="P2">CMD npm start</text:p>
      <text:p text:style-name="P4"><text:span text:style-name="T1"/></text:p>
      <text:p text:style-name="P2">ibtisam@mint-dell:~/dockr/lec-16$ docker build -t node-abc --target abc .</text:p>
      <text:p text:style-name="P4"><text:span text:style-name="T1"/></text:p>
      <text:p text:style-name="P2">ibtisam@mint-dell:~/dockr/lec-16$ docker build -t node-xyz --target xyz .</text:p>
      <text:p text:style-name="P4"><text:span text:style-name="T1"/></text:p>
      <text:p text:style-name="P2">ibtisam@mint-dell:~/dockr/lec-16$ docker images | head -n 3</text:p>
      <text:p text:style-name="P2">REPOSITORY <text:s text:c="22"/>TAG <text:s text:c="17"/>IMAGE ID <text:s text:c="6"/>CREATED <text:s text:c="13"/>SIZE</text:p>
      <text:p text:style-name="P2">node-xyz <text:s text:c="24"/>latest <text:s text:c="14"/>c18f62427d39 <text:s text:c="2"/>26 seconds ago <text:s text:c="6"/>164MB<text:tab/>dev</text:p>
      <text:p text:style-name="P2">node-abc <text:s text:c="24"/>latest <text:s text:c="14"/>2a55acc1fbad <text:s text:c="2"/>About a minute ago <text:s text:c="2"/>163MB<text:tab/>prod</text:p>
      <text:p text:style-name="P2">ibtisam@mint-dell:~/dockr/lec-16$ ls</text:p>
      <text:p text:style-name="P2">Dockerfile <text:s/>package.json <text:s/>src</text:p>
      <text:p text:style-name="P2">ibtisam@mint-dell:~/dockr/lec-16$ pwd</text:p>
      <text:p text:style-name="P2">/home/ibtisam/dockr/lec-16</text:p>
      <text:p text:style-name="P2">ibtisam@mint-dell:~/dockr/lec-16$ docker run -it -d --name prod -p 8900:8000 --mount type=bind,src=$PWD/src,dst=/app/src node-abc</text:p>
      <text:p text:style-name="P2">1fa99404f07f53ef5ad08f779c0adfb24b26aafbfbc3e0e4002c042aa56e6aac</text:p>
      <text:p text:style-name="P2">ibtisam@mint-dell:~/dockr/lec-16$ curl http://localhost:8900</text:p>
      <text:p text:style-name="P2">Hello ibtisam, my loveibtisam@mint-dell:~/dockr/lec-16$ curl http://localhost:8900</text:p>
      <text:p text:style-name="P2">Hello ibtisam, my loveibtisam@mint-dell:~/dockr/lec-16$ Change <text:soft-page-break/>not shown, because its dev, nodemon dependencies are installed.</text:p>
      <text:p text:style-name="P4"><text:span text:style-name="T1"/></text:p>
      <text:p text:style-name="P2"># docker compose # lec-17</text:p>
      <text:p text:style-name="P4"><text:span text:style-name="T1"/></text:p>
      <text:p text:style-name="P2">MY_ENV=prod</text:p>
      <text:p text:style-name="P2">docker build -t node:$prod --target $prod .</text:p>
      <text:p text:style-name="P2">ibtisam@mint-dell:~/dockr/lec-16$ MY_ENV=abc</text:p>
      <text:p text:style-name="P2">ibtisam@mint-dell:~/dockr/lec-16$ docker build -t node:$MY_ENV --target $MY_ENV .</text:p>
      <text:p text:style-name="P4"><text:span text:style-name="T1"/></text:p>
      <text:p text:style-name="P2">ibtisam@mint-dell:~/dockr/lec-16$ MY_PORT=8001</text:p>
      <text:p text:style-name="P2">ibtisam@mint-dell:~/dockr/lec-16$ docker run -it -d --name con1 -e PORT=$MY_PORT -p 7600:$MY_PORT --mount type=bind,src=$PWD/src,dst=/app/src node:$MY_ENV</text:p>
      <text:p text:style-name="P2">0f9d0ccc6a47150525992210190edf05c6de8c8bd1937cf83c5525a94367d49f</text:p>
      <text:p text:style-name="P2">ibtisam@mint-dell:~/dockr/lec-16$ curl http://localhost:7600</text:p>
      <text:p text:style-name="P2">Hello sweetheartibtisam@mint-dell:~/dockr/lec-16$ cat Dockerfile </text:p>
      <text:p text:style-name="P2">FROM node:alpine as abc</text:p>
      <text:p text:style-name="P2">ARG PORT=8000</text:p>
      <text:p text:style-name="P2">ENV PORT=$PORT</text:p>
      <text:p text:style-name="P2">WORKDIR /app</text:p>
      <text:p text:style-name="P2">COPY . .</text:p>
      <text:p text:style-name="P2">EXPOSE $PORT</text:p>
      <text:p text:style-name="P2">RUN npm install --only=prod</text:p>
      <text:p text:style-name="P2">CMD npm run start:prod</text:p>
      <text:p text:style-name="P4"><text:span text:style-name="T1"/></text:p>
      <text:p text:style-name="P2">FROM abc as xyz</text:p>
      <text:p text:style-name="P2">RUN npm install --only=dev</text:p>
      <text:p text:style-name="P2">CMD npm start</text:p>
      <text:p text:style-name="P4"><text:span text:style-name="T1"/></text:p>
      <text:p text:style-name="P2">ibtisam@mint-dell:~/dockr/lec-16$ MY_PORT=8002</text:p>
      <text:p text:style-name="P2">ibtisam@mint-dell:~/dockr/lec-16$ MY_ENV=xyz</text:p>
      <text:p text:style-name="P2">ibtisam@mint-dell:~/dockr/lec-16$ docker build -t node:$MY_ENV --target $MY_ENV .</text:p>
      <text:p text:style-name="P2">ibtisam@mint-dell:~/dockr/lec-16$ docker run -it -d --name con2 -e PORT=$MY_PORT -p 7700:$MY_PORT --mount type=bind,src=$PWD/src,dst=/app/src node:$MY_ENV</text:p>
      <text:p text:style-name="P2">86de9d1211cc2a933d1bcc3c937726aa4dc03941128733d7d1588bc843f53efc</text:p>
      <text:p text:style-name="P2">ibtisam@mint-dell:~/dockr/lec-16$ curl http://localhost:7700</text:p>
      <text:p text:style-name="P2">Hello sweetheartibtisam@mint-dell:~/dockr/lec-16$ </text:p>
      <text:p text:style-name="P4"><text:span text:style-name="T1"/></text:p>
      <text:p text:style-name="P4"><text:span text:style-name="T1"/></text:p>
      <text:p text:style-name="P2">Docker Compose is a tool for defining and running multi-container Docker applications. It allows you to manage a group of services (containers) together using a YAML file (docker-compose.yml).</text:p>
      <text:p text:style-name="P4"><text:soft-page-break/><text:span text:style-name="T1"/></text:p>
      <text:p text:style-name="P2">ibtisam@mint-dell:~/dockr/lec-17$ docker-compose</text:p>
      <text:p text:style-name="P2">Command 'docker-compose' not found, but can be installed with:</text:p>
      <text:p text:style-name="P2">sudo apt install docker-compose</text:p>
      <text:p text:style-name="P2">ibtisam@mint-dell:~/dockr/lec-17$ docker compose version</text:p>
      <text:p text:style-name="P2">Docker Compose version v2.28.1-desktop.1</text:p>
      <text:p text:style-name="P2">ibtisam@mint-dell:~/dockr/lec-17$ ls -a</text:p>
      <text:p text:style-name="P2">. <text:s/>.. <text:s/>Dockerfile <text:s/>.dockerignore <text:s/>package.json <text:s/>src</text:p>
      <text:p text:style-name="P2">ibtisam@mint-dell:~/dockr/lec-17$ </text:p>
      <text:p text:style-name="P4"><text:span text:style-name="T1"/></text:p>
      <text:p text:style-name="P2">ibtisam@mint-dell:~/dockr/lec-17$ code .</text:p>
      <text:p text:style-name="P2">ibtisam@mint-dell:~/dockr/lec-17$ touch docker-compose.yml</text:p>
      <text:p text:style-name="P2">ibtisam@mint-dell:~/dockr/lec-17$ touch .env</text:p>
      <text:p text:style-name="P2">ibtisam@mint-dell:~/dockr/lec-17$ docker images | head -n 3</text:p>
      <text:p text:style-name="P2">REPOSITORY <text:s text:c="22"/>TAG <text:s text:c="17"/>IMAGE ID <text:s text:c="6"/>CREATED <text:s text:c="12"/>SIZE</text:p>
      <text:p text:style-name="P2">node <text:s text:c="28"/>xyz <text:s text:c="17"/>b229c0c20c6f <text:s text:c="2"/>About an hour ago <text:s text:c="2"/>164MB</text:p>
      <text:p text:style-name="P2">node <text:s text:c="28"/>abc <text:s text:c="17"/>33b8a107264f <text:s text:c="2"/>2 hours ago <text:s text:c="8"/>163MB</text:p>
      <text:p text:style-name="P2">ibtisam@mint-dell:~/dockr/lec-17$ pwd</text:p>
      <text:p text:style-name="P2">/home/ibtisam/dockr/lec-17</text:p>
      <text:p text:style-name="P2">ibtisam@mint-dell:~/dockr/lec-17$ docker compose up -d</text:p>
      <text:p text:style-name="P2"><text:s text:c="125"/>6.0s </text:p>
      <text:p text:style-name="P2">ibtisam@mint-dell:~/dockr/lec-17$ docker compose ps -a</text:p>
      <text:p text:style-name="P2">WARN[0000] /home/ibtisam/dockr/lec-17/docker-compose.yml: `version` is obsolete </text:p>
      <text:p text:style-name="P2">NAME <text:s text:c="13"/>IMAGE <text:s text:c="5"/>COMMAND <text:s text:c="17"/>SERVICE <text:s text:c="2"/>CREATED <text:s text:c="9"/>STATUS <text:s text:c="9"/>PORTS</text:p>
      <text:p text:style-name="P2">lec-17-my-app-1 <text:s text:c="2"/>node:xyz <text:s text:c="2"/>"docker-entrypoint.s" <text:s text:c="2"/>11 minutes ago <text:s text:c="2"/>Up 11 minutes <text:s text:c="2"/>8000/tcp, 0.0.0.0:7911-&gt;9600/tcp <text:s text:c="2"/>lec-17-my-app-1</text:p>
      <text:p text:style-name="P4"><text:span text:style-name="T1"/></text:p>
      <text:p text:style-name="P2">ibtisam@mint-dell:~/dockr/lec-17$ curl http:localhost:7911</text:p>
      <text:p text:style-name="P2">curl: (3) URL rejected: Port number was not a decimal number between 0 and 65535</text:p>
      <text:p text:style-name="P2">ibtisam@mint-dell:~/dockr/lec-17$ curl http://localhost:7911</text:p>
      <text:p text:style-name="P2">Hello ibtisam, my loveibtisam@mint-dell:~/dockr/lec-17$ </text:p>
      <text:p text:style-name="P2">ibtisam@mint-dell:~/dockr/lec-17$ cat docker-compose.yml </text:p>
      <text:p text:style-name="P2">version: "3.8"</text:p>
      <text:p text:style-name="P2">services:</text:p>
      <text:p text:style-name="P2"><text:s/>my-app:</text:p>
      <text:p text:style-name="P2"><text:s text:c="3"/>image: node:$MY_ENV</text:p>
      <text:p text:style-name="P2"><text:s text:c="3"/>ports:</text:p>
      <text:p text:style-name="P2"><text:soft-page-break/><text:s text:c="5"/>- "7911:$MY_PORT"</text:p>
      <text:p text:style-name="P2"><text:s text:c="3"/>volumes:</text:p>
      <text:p text:style-name="P2"><text:s text:c="5"/>- $PWD/src:/app/src</text:p>
      <text:p text:style-name="P2"><text:s text:c="3"/>environment:</text:p>
      <text:p text:style-name="P2"><text:s text:c="5"/>- PORT=$MY_PORT</text:p>
      <text:p text:style-name="P2"><text:s/>ibtisam@mint-dell:~/dockr/lec-17$ </text:p>
      <text:p text:style-name="P2"><text:s/>ibtisam@mint-dell:~/dockr/lec-17$ cat .env </text:p>
      <text:p text:style-name="P2">MY_ENV=xyz</text:p>
      <text:p text:style-name="P2">MY_PORT=9600ibtisam@mint-dell:~/dockr/lec-17$ </text:p>
      <text:p text:style-name="P4"><text:span text:style-name="T1"/></text:p>
      <text:p text:style-name="P4"><text:span text:style-name="T1"/></text:p>
      <text:p text:style-name="P2">ibtisam@mint-dell:~/dockr/lec-10$ docker compose ps -a</text:p>
      <text:p text:style-name="P2">no configuration file provided: not found</text:p>
      <text:p text:style-name="P2">ibtisam@mint-dell:~/dockr/lec-10$ docker ps -a</text:p>
      <text:p text:style-name="P2">CONTAINER ID <text:s text:c="2"/>IMAGE <text:s text:c="5"/>COMMAND <text:s text:c="17"/>CREATED <text:s text:c="9"/>STATUS <text:s text:c="9"/>PORTS <text:s text:c="29"/>NAMES</text:p>
      <text:p text:style-name="P4"><text:span text:style-name="T1">c34738609434 <text:s text:c="2"/>node:xyz <text:s text:c="2"/>"docker-entrypoint.s docker-compose.yml</text:span></text:p>
      <text:p text:style-name="P2">package.json</text:p>
      <text:p text:style-name="P2">src</text:p>
      <text:p text:style-name="P4"><text:span text:style-name="T1"><text:s text:c="4"/>Network 02_default <text:s text:c="4"/>Created <text:s text:c="130"/>1.1s </text:span></text:p>
      <text:p text:style-name="P2">" <text:s text:c="2"/>21 seconds ago <text:s text:c="2"/>Up 18 seconds <text:s text:c="2"/>8000/tcp, 0.0.0.0:7911-&gt;6665/tcp <text:s text:c="2"/>02-my-app-1</text:p>
      <text:p text:style-name="P2">ibtisam@mint-dell:~/dockr/lec-17/02$ docker compose ps -a</text:p>
      <text:p text:style-name="P2">WARN[0000] /home/ibtisam/dockr/lec-17/02/docker-compose.yml: `version` is obsolete </text:p>
      <text:p text:style-name="P2">NAME <text:s text:c="9"/>IMAGE <text:s text:c="5"/>COMMAND <text:s text:c="17"/>SERVICE <text:s text:c="2"/>CREATED <text:s text:c="9"/>STATUS <text:s text:c="9"/>PORTS</text:p>
      <text:p text:style-name="P2">02-my-app-1 <text:s text:c="2"/>node:xyz <text:s text:c="2"/>"docker-entrypoint.s" <text:s text:c="2"/>34 seconds ago <text:s text:c="2"/>Created <text:s text:c="43"/>lec-18</text:p>
      <text:p text:style-name="P2">ab5799ba694e <text:s text:c="2"/>node:xyz <text:s text:c="12"/>"docker-entrypoint.s" <text:s text:c="2"/>44 hours ago <text:s text:c="3"/>Up 35 hours <text:s text:c="16"/>127.0.0.1:43807-&gt;6443/tcp <text:s text:c="2"/>ibtisam-external-load-balancer</text:p>
      <text:p text:style-name="P2">bdc84c1e7915 <text:s text:c="2"/>kindest/node:v1.30.0 <text:s text:c="16"/>"/usr/local/bin/entr" <text:s text:c="2"/>44 hours ago <text:s text:c="3"/>Up 44 hours <text:s text:c="16"/>127.0.0.1:39271-&gt;6443/tcp <text:s text:c="2"/>ibtisam-control-plane2</text:p>
      <text:p text:style-name="P2">2a28a4fdaef1 <text:s text:c="2"/>kindest/node:v1.30.0 <text:s text:c="16"/>"/usr/local/bin/entr" <text:s text:c="2"/>44 hours ago <text:s text:c="3"/>Up 44 hours <text:s text:c="44"/>ibtisam-worker</text:p>
      <text:p text:style-name="P2">ibtisam@mint-dell:~/k8s/10-1$ cat Dockerfile </text:p>
      <text:p text:style-name="P2">FROM nginx</text:p>
      <text:p text:style-name="P2">RUN echo "this is ibtisam"</text:p>
      <text:p text:style-name="P2">ENTRYPOINT [ "sleep" ]</text:p>
      <text:p text:style-name="P2">CMD [ "10" ]</text:p>
      <text:p text:style-name="P4"><text:span text:style-name="T1"/></text:p>
      <text:p text:style-name="P2"><text:soft-page-break/>10/13/24</text:p>
      <text:p text:style-name="P4"><text:span text:style-name="T1"/></text:p>
      <text:p text:style-name="P2">ibtisam@mint-dell:~/dockr$ docker run -it -d ubuntu /bin/sh</text:p>
      <text:p text:style-name="P2">3d41cc85b2b8c3aea183df7715cb419ce8d7b177cf0188d4221b9b06d3fbcd92</text:p>
      <text:p text:style-name="P4"><text:span text:style-name="T1"/></text:p>
      <text:p text:style-name="P2">ibtisam@mint-dell:~/dockr$ docker run -it -d ubuntu</text:p>
      <text:p text:style-name="P2">b6dc11131c2501a741a74dcdc0495c5a14719fcf394af8fc5fdb636982332198</text:p>
      <text:p text:style-name="P4"><text:span text:style-name="T1"/></text:p>
      <text:p text:style-name="P2">ibtisam@mint-dell:~/dockr$ docker run -it -d alpine</text:p>
      <text:p text:style-name="P2">5b276d0637aa444b93009c5993231d5856f865f57481099fbfc54488eb4d3931</text:p>
      <text:p text:style-name="P4"><text:span text:style-name="T1"/></text:p>
      <text:p text:style-name="P2">ibtisam@mint-dell:~/dockr$ docker run -it -d busybox</text:p>
      <text:p text:style-name="P2">0a4101ebd6fe118b52eff0fd882bd0c232f84e0e70ddc5319a54ff90e3786f84</text:p>
      <text:p text:style-name="P4"><text:span text:style-name="T1"/></text:p>
      <text:p text:style-name="P2">ibtisam@mint-dell:~/dockr$ docker ps</text:p>
      <text:p text:style-name="P2">CONTAINER ID <text:s text:c="2"/>IMAGE <text:s text:c="19"/>COMMAND <text:s text:c="7"/>CREATED <text:s text:c="9"/>STATUS <text:s text:c="9"/>PORTS <text:s text:c="53"/>NAMES</text:p>
      <text:p text:style-name="P2">0a4101ebd6fe <text:s text:c="2"/>busybox <text:s text:c="17"/>"sh" <text:s text:c="10"/>12 seconds ago <text:s text:c="2"/>Up 10 seconds <text:s text:c="61"/>charming_antonelli</text:p>
      <text:p text:style-name="P2">5b276d0637aa <text:s text:c="2"/>alpine <text:s text:c="18"/>"/bin/sh" <text:s text:c="5"/>36 seconds ago <text:s text:c="2"/>Up 34 seconds <text:s text:c="61"/>awesome_lederberg</text:p>
      <text:p text:style-name="P2">b6dc11131c25 <text:s text:c="2"/>ubuntu <text:s text:c="18"/>"/bin/bash" <text:s text:c="3"/>2 minutes ago <text:s text:c="3"/>Up 2 minutes <text:s text:c="62"/>recursing_merkle</text:p>
      <text:p text:style-name="P2">3d41cc85b2b8 <text:s text:c="2"/>ubuntu <text:s text:c="18"/>"/bin/sh" <text:s text:c="5"/>3 minutes ago <text:s text:c="3"/>Up 3 minutes <text:s text:c="62"/>adoring_williams</text:p>
      <text:p text:style-name="P2">c79c786e1db9 <text:s text:c="2"/>portainer/portainer-ce <text:s text:c="2"/>"/portainer" <text:s text:c="2"/>2 hours ago <text:s text:c="5"/>Up 2 hours <text:s text:c="5"/>0.0.0.0:8000-&gt;8000/tcp, 0.0.0.0:9443-&gt;9443/tcp, 9000/tcp <text:s text:c="2"/>portainer</text:p>
      <text:p text:style-name="P2">ibtisam@mint-dell:~/dockr$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28T22:33:51.949635781</dc:date>
    <meta:editing-duration>PT2M28S</meta:editing-duration>
    <meta:editing-cycles>1</meta:editing-cycles>
    <meta:document-statistic meta:table-count="0" meta:image-count="0" meta:object-count="0" meta:page-count="17" meta:paragraph-count="500" meta:word-count="2372" meta:character-count="26886" meta:non-whitespace-character-count="21142"/>
  </office:meta>
</office:document-meta>
</file>